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EntryAdder.setLog( Log new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Adder.MapEntryAdder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EntryAdder.update( Context context , Object key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pEntryAdder.getKeyUpda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pEntryAdder.update( Context context , Object value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pEntryAdder.getValueUpda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pEntryAdder.callAdderMethod( Contex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